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 1939, radar had a "weight" problem. If you wanted to see something small—like a Nazi U-boat periscope—you needed high-frequency microwaves. But the vacuum tubes of the day were like old-fashioned steam engines. If you pushed them hard enough to create those frequencies, they would simply melt.</text:p>
      <text:p text:style-name="P1"/>
      <text:p text:style-name="P1">The solution wasn't a bigger tube; it was a clever bit of geometry. This is the Cavity Magnetron. Think of it as a solid block of copper with "whistles" carved into it. But instead of blowing air, we’re going to blow a cloud of electrons.</text:p>
      <text:p text:style-name="P1"/>
      <text:p text:style-name="P1">This is where the "Magnet" in Magnetron comes in. In a normal tube, electrons fly in a straight line. But when we place this copper block inside a powerful magnetic field, the physics changes.</text:p>
      <text:p text:style-name="P1"/>
      <text:p text:style-name="P1">This is the Lorentz Force. The magnetic field—<text:span text:style-name="T1">B</text:span>—acts like a steering wheel on the moving electrons—<text:span text:style-name="T1">v</text:span>. Instead of hitting the walls, the electrons are forced into a spiral. </text:p>
      <text:p text:style-name="P1"/>
      <text:p text:style-name="P1">As this cloud of electrons whips past those copper cavities, they cause the space inside to "ring"—vibrating at billions of times per second. This is Resonance. It’s a whistle that screams at the speed of light.</text:p>
      <text:p text:style-name="P1"/>
      <text:p text:style-name="P1">Suddenly, we weren't "shouting" with a building-sized antenna anymore. We had a "Microwave Whistle" that could fit in the nose of a fighter plane. This didn't just change the war; it changed the scale of human sigh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9:06:02.723399200</meta:creation-date>
    <dc:date>2026-03-05T19:11:11.688661600</dc:date>
    <meta:editing-duration>PT5M9S</meta:editing-duration>
    <meta:editing-cycles>1</meta:editing-cycles>
    <meta:document-statistic meta:table-count="0" meta:image-count="0" meta:object-count="0" meta:page-count="1" meta:paragraph-count="6" meta:word-count="233" meta:character-count="1326" meta:non-whitespace-character-count="1104"/>
    <meta:generator>LibreOffice/25.8.3.2$Windows_X86_64 LibreOffice_project/8ca8d55c161d602844f5428fa4b58097424e324e</meta:generator>
  </office:meta>
</office:document-meta>
</file>